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200000002099A0A4DA7EB6FA7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paragraph-rsid="001151b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paragraph" svg:width="1.127cm" svg:height="1.127cm" draw:z-index="0"><draw:image xlink:href="Pictures/10000201000000200000002099A0A4DA7EB6FA76.png" xlink:type="simple" xlink:show="embed" xlink:actuate="onLoad" loext:mime-type="image/png"/></draw:frame></text:p>
      <text:p text:style-name="P1"><text:s/></text:p>
      <text:p text:style-name="P1">Error codes.</text:p>
      <text:p text:style-name="Standard">// ** Warnings</text:p>
      <text:p text:style-name="Standard">//Page not found</text:p>
      <text:p text:style-name="Standard">#define CWARPgFull -101</text:p>
      <text:p text:style-name="Standard">//data not found</text:p>
      <text:p text:style-name="Standard">#define CWARdataNotFound -102</text:p>
      <text:p text:style-name="Standard">/ * Global not found * /</text:p>
      <text:p text:style-name="Standard">#define CWARglbnotFound -103</text:p>
      <text:p text:style-name="Standard">//data not found</text:p>
      <text:p text:style-name="Standard">#define CWARdataNotDown -105</text:p>
      <text:p text:style-name="Standard">//Page not found</text:p>
      <text:p text:style-name="Standard">#define CWARchanelFailed -110</text:p>
      <text:p text:style-name="Standard">// no end of command</text:p>
      <text:p text:style-name="Standard">#define CWARendCmd -120</text:p>
      <text:p text:style-name="Standard">// not a comment</text:p>
      <text:p text:style-name="Standard">#define CWARnoComm -121</text:p>
      <text:p text:style-name="Standard">// # define CWARvmDbNameEmpty -128</text:p>
      <text:p text:style-name="Standard">/ * not converted to number * /</text:p>
      <text:p text:style-name="Standard">#define CWARunNum -140</text:p>
      <text:p text:style-name="Standard">// label not found</text:p>
      <text:p text:style-name="Standard">#define CWARLabelNotFound -141</text:p>
      <text:p text:style-name="Standard">// ** Errors **</text:p>
      <text:p text:style-name="Standard">#define CERR -1000</text:p>
      <text:p text:style-name="Standard">// data does not fit on the page</text:p>
      <text:p text:style-name="Standard">#define CERRPgFull -1001</text:p>
      <text:p text:style-name="Standard">// data of the wrong type</text:p>
      <text:p text:style-name="Standard">#define CERRdataNotType -1003</text:p>
      <text:p text:style-name="Standard">// Index not set correctly</text:p>
      <text:p text:style-name="Standard">#define CERRIndFiled -1004</text:p>
      <text:p text:style-name="Standard">// link to nonexistent address</text:p>
      <text:p text:style-name="Standard">#define CERRAdrFiled -1005</text:p>
      <text:p text:style-name="Standard">// iterator not found</text:p>
      <text:p text:style-name="Standard">#define CERRiteratorNotFound -1006</text:p>
      <text:p text:style-name="Standard">// could not create page</text:p>
      <text:p text:style-name="Standard">// file is too short</text:p>
      <text:p text:style-name="Standard">#define CERRvmDivSmall -1007</text:p>
      <text:p text:style-name="Standard">// crash when mapping a file to memory</text:p>
      <text:p text:style-name="Standard">#define CERRvmmMapFiled -1008</text:p>
      <text:p text:style-name="Standard">// no blank page</text:p>
      <text:p text:style-name="Standard">#define CERRpgNewEmptyNot -1010</text:p>
      <text:p text:style-name="Standard">// no pgLink pages found</text:p>
      <text:p text:style-name="Standard">#define CERRnotFoundPgLink -1011</text:p>
      <text:p text:style-name="Standard">// no pgData pages found</text:p>
      <text:p text:style-name="Standard">#define CERRnotFoundPgData -1012</text:p>
      <text:p text:style-name="Standard">// broken pgLink page structure</text:p>
      <text:p text:style-name="Standard"><text:soft-page-break/>#define CERRerrorPgLink -1013</text:p>
      <text:p text:style-name="Standard">// destroyed header file</text:p>
      <text:p text:style-name="Standard">#define CERRvmFileFiled -1014</text:p>
      <text:p text:style-name="Standard">// not access the shared resource</text:p>
      <text:p text:style-name="Standard">#define CERRvmLockNot -1015</text:p>
      <text:p text:style-name="Standard">// could not create access to data</text:p>
      <text:p text:style-name="Standard">#define CERRDbNotCreat -1016</text:p>
      <text:p text:style-name="Standard">// not found on the data stack</text:p>
      <text:p text:style-name="Standard">#define CERRvmDataNo -1017</text:p>
      <text:p text:style-name="Standard">// broken data structure</text:p>
      <text:p text:style-name="Standard">#define CERRerrorTree -1020</text:p>
      <text:p text:style-name="Standard">// Data stack is empty</text:p>
      <text:p text:style-name="Standard">#define CERRvmDataNotFound -1030</text:p>
      <text:p text:style-name="Standard">// Cursor stack is empty</text:p>
      <text:p text:style-name="Standard">#define CERRvmNotcurQuery -1031</text:p>
      <text:p text:style-name="Standard">// Do not found block</text:p>
      <text:p text:style-name="Standard">#define CERRvmDoFiled -1035</text:p>
      <text:p text:style-name="Standard">// could not create a job</text:p>
      <text:p text:style-name="Standard">#define CERRvmNotCreateJob -1036</text:p>
      <text:p text:style-name="Standard">// could not create Do</text:p>
      <text:p text:style-name="Standard">#define CERRvmNotCreateDo -1037</text:p>
      <text:p text:style-name="Standard">// could not create an event</text:p>
      <text:p text:style-name="Standard">#define CERRvmNotCreateEvnt -1038</text:p>
      <text:p text:style-name="Standard">// could not create Lock</text:p>
      <text:p text:style-name="Standard">#define CERRvmNotCreateLock -1039</text:p>
      <text:p text:style-name="Standard">// failed to create a job block</text:p>
      <text:p text:style-name="Standard">#define CERRjobFiled -1040</text:p>
      <text:p text:style-name="Standard">// failed to create a Do block</text:p>
      <text:p text:style-name="Standard">#define CERRdoFiled -1041</text:p>
      <text:p text:style-name="Standard">// small module size</text:p>
      <text:p text:style-name="Standard">#define CERRvmShortSizeMod -1042</text:p>
      <text:p text:style-name="Standard">// could not generate an index</text:p>
      <text:p text:style-name="Standard">#define CERRvmNotIndCreate -1043</text:p>
      <text:p text:style-name="Standard">// failed to initialize SpinLock</text:p>
      <text:p text:style-name="Standard">#define CERRvmSpinLockFiled -1044</text:p>
      <text:p text:style-name="Standard">// there is no possibility to allocate memory</text:p>
      <text:p text:style-name="Standard">#define CERRvmNotMem -1045</text:p>
      <text:p text:style-name="Standard">// could not find such a module</text:p>
      <text:p text:style-name="Standard">// # define CERRvmNotMod -1046</text:p>
      <text:p text:style-name="Standard">// failed to start the module</text:p>
      <text:p text:style-name="Standard">#define CERRvmModFiled -1047</text:p>
      <text:p text:style-name="Standard">// move beyond the command area</text:p>
      <text:p text:style-name="Standard">#define CERRvmJmpFiled -1050</text:p>
      <text:p text:style-name="Standard">// MSH command stack is invalid</text:p>
      <text:p text:style-name="Standard">#define CERRvmStkMshCmdFiled -1051</text:p>
      <text:p text:style-name="Standard">// reversal by empty key</text:p>
      <text:p text:style-name="Standard">#define CERRnullKey -1100</text:p>
      <text:p text:style-name="Standard">// Object not found</text:p>
      <text:p text:style-name="Standard">#define CERRisNotObj -1101</text:p>
      <text:p text:style-name="Standard">// when writing, the object must be the only one</text:p>
      <text:p text:style-name="Standard">#define CERRSetObjNotSingle -1102</text:p>
      <text:p text:style-name="Standard">/ * device creation error * /</text:p>
      <text:p text:style-name="Standard"><text:soft-page-break/>#define CERRdivCreateBad -1900</text:p>
      <text:p text:style-name="Standard">/ * device opening error * /</text:p>
      <text:p text:style-name="Standard">#define CERRdivOpenBad -1901</text:p>
      <text:p text:style-name="Standard">/ * read error from the device * /</text:p>
      <text:p text:style-name="Standard">#define CERRdivReadBad -1902</text:p>
      <text:p text:style-name="Standard">/ * not full reading from the device * /</text:p>
      <text:p text:style-name="Standard">#define CERRdivReadPart -1903</text:p>
      <text:p text:style-name="Standard">/ * write error on device * /</text:p>
      <text:p text:style-name="Standard">#define CERRdivWriteBad -1904</text:p>
      <text:p text:style-name="Standard">/ * directory not created * /</text:p>
      <text:p text:style-name="Standard">#define CERRdivDirFiled -1905</text:p>
      <text:p text:style-name="Standard">// crash when accessing file</text:p>
      <text:p text:style-name="Standard">#define CERRvmDivFiled -1906</text:p>
      <text:p text:style-name="Standard">// could not create file</text:p>
      <text:p text:style-name="Standard">#define CERRvmNotFileCreate -1907</text:p>
      <text:p text:style-name="Standard">/ * Map not created * /</text:p>
      <text:p text:style-name="Standard">#define CERRmapFiled -1910</text:p>
      <text:p text:style-name="Standard">/ * Global cannot be created * /</text:p>
      <text:p text:style-name="Standard">#define CERRglbFailed -1930</text:p>
      <text:p text:style-name="Standard">/ * Global is not correct * /</text:p>
      <text:p text:style-name="Standard">#define CERRglbFiled -1932</text:p>
      <text:p text:style-name="Standard">// unrecognized magic sequence</text:p>
      <text:p text:style-name="Standard">#define CERRdivMagic -1933</text:p>
      <text:p text:style-name="Standard">/ * Global title is not correct * /</text:p>
      <text:p text:style-name="Standard">#define CERRglbHead -1932</text:p>
      <text:p text:style-name="Standard">/ * not converted to number * /</text:p>
      <text:p text:style-name="Standard">#define CERRunNum -1940</text:p>
      <text:p text:style-name="Standard">// invalid name</text:p>
      <text:p text:style-name="Standard">#define CERRnamenotFound -1941</text:p>
      <text:p text:style-name="Standard">// no description of globals</text:p>
      <text:p text:style-name="Standard">#define CWARvmIniNot -200</text:p>
      <text:p text:style-name="Standard">// Destination not set</text:p>
      <text:p text:style-name="Standard">#define CWARvmIstPrNot -201</text:p>
      <text:p text:style-name="Standard">// No arguments given</text:p>
      <text:p text:style-name="Standard">#define CWARvmArgNot -202</text:p>
      <text:p text:style-name="Standard">// not a suitable character</text:p>
      <text:p text:style-name="Standard">#define CWARtrIsNoSmb -203</text:p>
      <text:p text:style-name="Standard">// no commands to execute</text:p>
      <text:p text:style-name="Standard">#define CWARtrCmdEmpty -204</text:p>
      <text:p text:style-name="Standard">// no line selected</text:p>
      <text:p text:style-name="Standard">#define CWARvmSelNo -206</text:p>
      <text:p text:style-name="Standard">// index name empty not to be used for special purposes</text:p>
      <text:p text:style-name="Standard">#define CWARvmDbIndsEmpty -210</text:p>
      <text:p text:style-name="Standard">/ * Execution errors * /</text:p>
      <text:p text:style-name="Standard">// broken data format</text:p>
      <text:p text:style-name="Standard">#define CERRvmdataUnFormat -2001</text:p>
      <text:p text:style-name="Standard">//data not found</text:p>
      <text:p text:style-name="Standard">#define CERRvmdataNotFound -2002</text:p>
      <text:p text:style-name="Standard">//data not found</text:p>
      <text:p text:style-name="Standard">#define CERRdataNotFound -2003</text:p>
      <text:p text:style-name="Standard">// data access is not correct</text:p>
      <text:p text:style-name="Standard">#define CERRvmdataFiled -2004</text:p>
      <text:p text:style-name="Standard"><text:soft-page-break/>// type of internal function is not correct</text:p>
      <text:p text:style-name="Standard">#define CERRnameInFunFiled -2005</text:p>
      <text:p text:style-name="Standard">// there is no such Win function</text:p>
      <text:p text:style-name="Standard">#define CERRnameInWinNo -2006</text:p>
      <text:p text:style-name="Standard">// name of module or label not specified</text:p>
      <text:p text:style-name="Standard">#define CERRnameModNotFound -2009</text:p>
      <text:p text:style-name="Standard">// module not found</text:p>
      <text:p text:style-name="Standard">#define CERRvmModNotFound -2010</text:p>
      <text:p text:style-name="Standard">// label not found</text:p>
      <text:p text:style-name="Standard">#define CERRvmLabelNotFound -2011</text:p>
      <text:p text:style-name="Standard">// name of module or label is not an identifier</text:p>
      <text:p text:style-name="Standard">#define CERRnameModNoIdn -2015</text:p>
      <text:p text:style-name="Standard">// name cannot be an array</text:p>
      <text:p text:style-name="Standard">#define CERRNameFiled -2022</text:p>
      <text:p text:style-name="Standard">// unknown List style</text:p>
      <text:p text:style-name="Standard">#define CERRvmStylListFiled -2023</text:p>
      <text:p text:style-name="Standard">// index is invalid</text:p>
      <text:p text:style-name="Standard">#define CERRvmIndFiled -2024</text:p>
      <text:p text:style-name="Standard">// index is not empty</text:p>
      <text:p text:style-name="Standard">#define CERRvmIndNotEmpty -2025</text:p>
      <text:p text:style-name="Standard">// No save index specified</text:p>
      <text:p text:style-name="Standard">#define CERRvmIndSaveFiled -2026</text:p>
      <text:p text:style-name="Standard">// No tree found</text:p>
      <text:p text:style-name="Standard">#define CERRvmDbFiled -2027</text:p>
      <text:p text:style-name="Standard">// The global name is not specified.</text:p>
      <text:p text:style-name="Standard">#define CERRvmDbNameNotFound -2028</text:p>
      <text:p text:style-name="Standard">// Data name is not correct</text:p>
      <text:p text:style-name="Standard">#define CERRvmDbNameFiled -2029</text:p>
      <text:p text:style-name="Standard">// Buffer can only be an array</text:p>
      <text:p text:style-name="Standard">#define CERRvmDbNameBufFiled -2030</text:p>
      <text:p text:style-name="Standard">// No data specified</text:p>
      <text:p text:style-name="Standard">#define CERRvmDanFiled -2031</text:p>
      <text:p text:style-name="Standard">// tree reference cannot be used in this context</text:p>
      <text:p text:style-name="Standard">#define CERRrefDbNo -2038</text:p>
      <text:p text:style-name="Standard">// source is not a tree</text:p>
      <text:p text:style-name="Standard">#define CERRfromDbFiled -2040</text:p>
      <text:p text:style-name="Standard">// receiver is not a tree</text:p>
      <text:p text:style-name="Standard">#define CERRtoDbFiled -2041</text:p>
      <text:p text:style-name="Standard">// did not find where to put the result</text:p>
      <text:p text:style-name="Standard">#define CERRDataToFiled -2042</text:p>
      <text:p text:style-name="Standard">// Object not found</text:p>
      <text:p text:style-name="Standard">#define CERRObjNotFind -2050</text:p>
      <text:p text:style-name="Standard">// Object name not set</text:p>
      <text:p text:style-name="Standard">#define CERRObjNotFound -2051</text:p>
      <text:p text:style-name="Standard">// argument of the wrong type</text:p>
      <text:p text:style-name="Standard">#define CERRvmArgNoType -2055</text:p>
      <text:p text:style-name="Standard">// few arguments</text:p>
      <text:p text:style-name="Standard">#define CERRvmArgLittle -2056</text:p>
      <text:p text:style-name="Standard">// no arguments</text:p>
      <text:p text:style-name="Standard">#define CERRvmNotArg -2057</text:p>
      <text:p text:style-name="Standard">// this type does not exist</text:p>
      <text:p text:style-name="Standard">#define CERRTypeNo -2060</text:p>
      <text:p text:style-name="Standard"><text:soft-page-break/>// no such attribute exists</text:p>
      <text:p text:style-name="Standard">#define CERRAtrNotFound -2061</text:p>
      <text:p text:style-name="Standard">/ *</text:p>
      <text:p text:style-name="Standard"><text:s/>* Error messages</text:p>
      <text:p text:style-name="Standard"><text:s/>* /</text:p>
      <text:p text:style-name="Standard">// not detected Tag</text:p>
      <text:p text:style-name="Standard">#define CERRvmNotLabel -2204</text:p>
      <text:p text:style-name="Standard">// not found Index</text:p>
      <text:p text:style-name="Standard">#define CERRvmNotInd -2205</text:p>
      <text:p text:style-name="Standard">// Index is empty</text:p>
      <text:p text:style-name="Standard">#define CERRvmIndEmpty -2207</text:p>
      <text:p text:style-name="Standard">// no such sub operation code</text:p>
      <text:p text:style-name="Standard">#define CERRvmNotSubOp -2210</text:p>
      <text:p text:style-name="Standard">// in the command (invalid</text:p>
      <text:p text:style-name="Standard">#define CERRvmGonoBkt -2211</text:p>
      <text:p text:style-name="Standard">// in the Go command is invalid</text:p>
      <text:p text:style-name="Standard">#define CERRvmGonoList -2212</text:p>
      <text:p text:style-name="Standard">// index of the wrong type</text:p>
      <text:p text:style-name="Standard">#define CERRvmIndNoType -2214</text:p>
      <text:p text:style-name="Standard">// no commands to execute</text:p>
      <text:p text:style-name="Standard">#define CERRvmCmdFound -2222</text:p>
      <text:p text:style-name="Standard">// file of the wrong type or the wrong version</text:p>
      <text:p text:style-name="Standard">#define CERRvmNotMag -2223</text:p>
      <text:p text:style-name="Standard">// could not find the source code</text:p>
      <text:p text:style-name="Standard">#define CERRvmNotMsh -2224</text:p>
      <text:p text:style-name="Standard">// Source code is not Msh program</text:p>
      <text:p text:style-name="Standard">#define CERRvmNotMshMod -2225</text:p>
      <text:p text:style-name="Standard">// no event name</text:p>
      <text:p text:style-name="Standard">#define CERRvmEvntNoName -2241</text:p>
      <text:p text:style-name="Standard">// relock the same task</text:p>
      <text:p text:style-name="Standard">#define CERRvmReLock -2246</text:p>
      <text:p text:style-name="Standard">// no file name</text:p>
      <text:p text:style-name="Standard">#define CERRvmNotFileName -2301</text:p>
      <text:p text:style-name="Standard">// no such global</text:p>
      <text:p text:style-name="Standard">#define CERRvmFileNot -2310</text:p>
      <text:p text:style-name="Standard">// no description</text:p>
      <text:p text:style-name="Standard">#define CERRvmIniNot -2311</text:p>
      <text:p text:style-name="Standard">// not assigned current device</text:p>
      <text:p text:style-name="Standard">#define CERRvmUseFileNo -2330</text:p>
      <text:p text:style-name="Standard">// unassigned WWW device</text:p>
      <text:p text:style-name="Standard">#define CERRvmWWWNo -2331</text:p>
      <text:p text:style-name="Standard">//</text:p>
      <text:p text:style-name="Standard">// command not completed</text:p>
      <text:p text:style-name="Standard">#define CERRtrEndCmd -3000</text:p>
      <text:p text:style-name="Standard">// link in the left side is not correct</text:p>
      <text:p text:style-name="Standard">#define CERtrRefFiled -3001</text:p>
      <text:p text:style-name="Standard">// property on the left = not allowed</text:p>
      <text:p text:style-name="Standard">#define CERRtrPropLeft -3002</text:p>
      <text:p text:style-name="Standard">// at the link level, the operation code is not allowed</text:p>
      <text:p text:style-name="Standard">#define CERRtrLeftFiled -3003</text:p>
      <text:p text:style-name="Standard">// mismatch brackets</text:p>
      <text:p text:style-name="Standard">#define CERRtrBktFiled -3004</text:p>
      <text:p text:style-name="Standard"><text:soft-page-break/>// index is invalid</text:p>
      <text:p text:style-name="Standard">#define CERRtrIndFiled -3005</text:p>
      <text:p text:style-name="Standard">// command execution condition is not correct</text:p>
      <text:p text:style-name="Standard">#define CERRtrCondFiled -3006</text:p>
      <text:p text:style-name="Standard">// lost expression level</text:p>
      <text:p text:style-name="Standard">#define CERRtrStatNULL -3007</text:p>
      <text:p text:style-name="Standard">// no command completion character</text:p>
      <text:p text:style-name="Standard">#define CERRtrEndCmdNo -3008</text:p>
      <text:p text:style-name="Standard">// Expression is incorrect</text:p>
      <text:p text:style-name="Standard">#define CERRtrExpFiled -3010</text:p>
      <text:p text:style-name="Standard">// The expression must be an index</text:p>
      <text:p text:style-name="Standard">#define CERRtrIndNo -3011</text:p>
      <text:p text:style-name="Standard">// Index is empty</text:p>
      <text:p text:style-name="Standard">#define CERRtrIndEmpty -3012</text:p>
      <text:p text:style-name="Standard">// not found character =</text:p>
      <text:p text:style-name="Standard">#define CERRprsNoEqu -3013</text:p>
      <text:p text:style-name="Standard">// The argument is not set</text:p>
      <text:p text:style-name="Standard">#define CERRtrArgNotFound -3014</text:p>
      <text:p text:style-name="Standard">// Argument of the wrong type</text:p>
      <text:p text:style-name="Standard">#define CERRtrArgFiled -3015</text:p>
      <text:p text:style-name="Standard">// no function argument specified</text:p>
      <text:p text:style-name="Standard">// # define CERRtrRasArgFiled -3043</text:p>
      <text:p text:style-name="Standard">// no such opcode</text:p>
      <text:p text:style-name="Standard">#define CERRvmNotOp -3016</text:p>
      <text:p text:style-name="Standard">// no such vector operation code</text:p>
      <text:p text:style-name="Standard">#define CERRvmNotOpUsr -3017</text:p>
      <text:p text:style-name="Standard">// no such vector operation code</text:p>
      <text:p text:style-name="Standard">#define CERRvmcoorVekFiled -3018</text:p>
      <text:p text:style-name="Standard">// operation format?</text:p>
      <text:p text:style-name="Standard">#define CERRtrYclFormat -3020</text:p>
      <text:p text:style-name="Standard">//format</text:p>
      <text:p text:style-name="Standard">#define CERRtrFormat -3021</text:p>
      <text:p text:style-name="Standard">// command name not recognized</text:p>
      <text:p text:style-name="Standard">#define CERRtrIDbad -3022</text:p>
      <text:p text:style-name="Standard"><text:s/>// for the Else command there is no corresponding If command</text:p>
      <text:p text:style-name="Standard">#define CERRtrElseNoIf -3023</text:p>
      <text:p text:style-name="Standard">// break command is out of cycle</text:p>
      <text:p text:style-name="Standard">#define CERRtrBreakNoFo -3024</text:p>
      <text:p text:style-name="Standard">// wrong ID format</text:p>
      <text:p text:style-name="Standard">#define CERRtrFrmId -3025</text:p>
      <text:p text:style-name="Standard">// event handler is not set</text:p>
      <text:p text:style-name="Standard">#define CERRtrEvntCall -3026</text:p>
      <text:p text:style-name="Standard">// no reference index specified in Iterator</text:p>
      <text:p text:style-name="Standard">#define CERRtrIterIndNot -3027</text:p>
      <text:p text:style-name="Standard">// reference index in Iterator is not correct</text:p>
      <text:p text:style-name="Standard">#define CERRtrIterIndFiled -3028</text:p>
      <text:p text:style-name="Standard">// no save index is specified in Iterator</text:p>
      <text:p text:style-name="Standard">#define CERRtrIndSaveFiled -3029</text:p>
      <text:p text:style-name="Standard">// incomprehensible sequence of characters</text:p>
      <text:p text:style-name="Standard">#define CERRtrCharFiled -3030</text:p>
      <text:p text:style-name="Standard">// no globale name is specified</text:p>
      <text:p text:style-name="Standard">#define CERRtrnameGlbNo -3040</text:p>
      <text:p text:style-name="Standard"><text:soft-page-break/>// globale name can only be an identifier</text:p>
      <text:p text:style-name="Standard">#define CERRtrNameDbNotId -3041</text:p>
      <text:p text:style-name="Standard">// name not set</text:p>
      <text:p text:style-name="Standard">#define CERRtrNameFound -3044</text:p>
      <text:p text:style-name="Standard">// internal property is not bound to a variable</text:p>
      <text:p text:style-name="Standard">#define CERRtrInnerNoVal -3045</text:p>
      <text:p text:style-name="Standard">// module name can only be an identifier</text:p>
      <text:p text:style-name="Standard">#define CERRtrNameModNotId -3046</text:p>
      <text:p text:style-name="Standard">// parsing the expression is not complete</text:p>
      <text:p text:style-name="Standard">#define CERRtrParseExpNotFinished -3047</text:p>
      <text:p text:style-name="Standard">// Argument incomplete</text:p>
      <text:p text:style-name="Standard">#define CERRtrParseArgNotFinished -3048</text:p>
      <text:p text:style-name="Standard">// Multi-line comment not completed</text:p>
      <text:p text:style-name="Standard">#define CERRtrParseCommentNotFinished -3049</text:p>
      <text:p text:style-name="Standard">// number format is broken</text:p>
      <text:p text:style-name="Standard">#define CERRtrFormatNumFiled -3050</text:p>
      <text:p text:style-name="Standard">// only integer is valid</text:p>
      <text:p text:style-name="Standard">#define CERRvmFormatIntFiled -3051</text:p>
      <text:p text:style-name="Standard">// Case statement does not specify a transition label evaluation expression</text:p>
      <text:p text:style-name="Standard">#define CERRtrCaseNotExp -3052</text:p>
      <text:p text:style-name="Standard">// no right side</text:p>
      <text:p text:style-name="Standard">#define CERRvmRpartNot -3055</text:p>
      <text:p text:style-name="Standard">// Object type is invalid</text:p>
      <text:p text:style-name="Standard">#define CERRvmTypeObjFiled -3060</text:p>
      <text:p text:style-name="Standard"><text:s/></text:p>
      <text:p text:style-name="Standard">#define CWARsrvEmpty -401</text:p>
      <text:p text:style-name="Standard">#define CWARsrvReadEnd -402</text:p>
      <text:p text:style-name="Standard">#define CWARsrvEquNo -403</text:p>
      <text:p text:style-name="Standard">#define CWARsrvArgNo -404</text:p>
      <text:p text:style-name="Standard">#define CERRsrv -4000</text:p>
      <text:p text:style-name="Standard"/>
      <text:p text:style-name="Standard">#define CERRScktFiled -4001</text:p>
      <text:p text:style-name="Standard">#define CERRPortFiled -4002</text:p>
      <text:p text:style-name="Standard">#define CERRPortNotFound -4003</text:p>
      <text:p text:style-name="Standard">#define CERRHostPortFiled -4004</text:p>
      <text:p text:style-name="Standard">#define CERRsrvListenFiled -4010</text:p>
      <text:p text:style-name="Standard">#define CERRconnectFiled -4011</text:p>
      <text:p text:style-name="Standard">#define CERRReadFiled -4012</text:p>
      <text:p text:style-name="Standard">#define CERRAccept -4013</text:p>
      <text:p text:style-name="Standard">#define CERRSendFiled -4015</text:p>
      <text:p text:style-name="Standard">#define CERRChannelFlagsError -4020</text:p>
      <text:p text:style-name="Standard"/>
      <text:p text:style-name="Standard">#define CERRsrvNot -4101</text:p>
      <text:p text:style-name="Standard">#define CERRsrvMetodNo -4102</text:p>
      <text:p text:style-name="Standard">#define CERRPortNotFound -4003</text:p>
      <text:p text:style-name="Standard">#define CERRHostPortFiled -4004</text:p>
      <text:p text:style-name="Standard">#define CERRsrvListenFiled -4010</text:p>
      <text:p text:style-name="Standard">#define CERRconnectFiled -4011</text:p>
      <text:p text:style-name="Standard">#define CERRReadFiled -4012</text:p>
      <text:p text:style-name="Standard">#define CERRAccept -4013</text:p>
      <text:p text:style-name="Standard">#define CERRSendFiled -4015</text:p>
      <text:p text:style-name="Standard">#define CERRChannelFlagsError -4020</text:p>
      <text:p text:style-name="Standard"><text:soft-page-break/></text:p>
      <text:p text:style-name="Standard">#define CERRsrvNot -4101</text:p>
      <text:p text:style-name="Standard">#define CERRsrvMetodNo -4102</text:p>
      <text:p text:style-name="Standard">#define CERRsrvUserNo -4103</text:p>
      <text:p text:style-name="Standard">#define CERRsrvClntFiled -4104</text:p>
      <text:p text:style-name="Standard">#define CERRsrvFileHmhNoOpen -4105</text:p>
      <text:p text:style-name="Standard"/>
      <text:p text:style-name="Standard">#define CERRguideNotArg -4200</text:p>
      <text:p text:style-name="Standard">#define CERRguideNotSel -4201</text:p>
      <text:p text:style-name="Standard">#define CERRguideNotWin -4202</text:p>
      <text:p text:style-name="Standard">// Object not set</text:p>
      <text:p text:style-name="Standard">#define WARwinObjNotFound -500</text:p>
      <text:p text:style-name="Standard"/>
      <text:p text:style-name="Standard">#define CERRwinNotArg -5000</text:p>
      <text:p text:style-name="Standard">#define CERRwinNotSel -5001</text:p>
      <text:p text:style-name="Standard">#define CERRwinNotWin -5002</text:p>
      <text:p text:style-name="Standard">// argument not found</text:p>
      <text:p text:style-name="Standard">#define CERRwinArgNotFound -5003</text:p>
      <text:p text:style-name="Standard">// argument of the wrong type</text:p>
      <text:p text:style-name="Standard">#define CERRwinArgNotType -5004</text:p>
      <text:p text:style-name="Standard">// Object not set</text:p>
      <text:p text:style-name="Standard">#define CERRwinObjNotFound -5005</text:p>
      <text:p text:style-name="Standard">// object of the wrong type</text:p>
      <text:p text:style-name="Standard">#define CERRwinObjNotType -5006</text:p>
      <text:p text:style-name="Standard">// Object not found</text:p>
      <text:p text:style-name="Standard">#define CERRwinObjNotFind -5007</text:p>
      <text:p text:style-name="Standard">// few arguments</text:p>
      <text:p text:style-name="Standard">#define CERRwinArgLittle -5010</text:p>
      <text:p text:style-name="Standard">// Ancestor not found</text:p>
      <text:p text:style-name="Standard">#define CERRwinParentNotFind -5011</text:p>
      <text:p text:style-name="Standard">// parent of the wrong type</text:p>
      <text:p text:style-name="Standard">#define CERRwinParentNoType -3065</text:p>
      <text:p text:style-name="Standard">// this type does not exist</text:p>
      <text:p text:style-name="Standard">#define CERRwinTypeNo -5014</text:p>
      <text:p text:style-name="Standard">//</text:p>
      <text:p text:style-name="Standard">#define CERRwintempDbFiled -5030</text:p>
      <text:p text:style-name="Standard">// Win library not initialized</text:p>
      <text:p text:style-name="Standard">#define CERRwinInitNo -504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0:27:26.313610039</meta:creation-date>
    <dc:date>2019-04-11T14:36:12.855907749</dc:date>
    <meta:editing-duration>PT5M23S</meta:editing-duration>
    <meta:editing-cycles>3</meta:editing-cycles>
    <meta:generator>LibreOffice/6.1.3.2$Linux_X86_64 LibreOffice_project/10$Build-2</meta:generator>
    <meta:document-statistic meta:table-count="0" meta:image-count="1" meta:object-count="0" meta:page-count="8" meta:paragraph-count="391" meta:word-count="1621" meta:character-count="10826" meta:non-whitespace-character-count="9589"/>
  </office:meta>
</office:document-meta>
</file>